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FreeSans, Luxi-sans, 'Nimbus Sans L', sans-serif"/>
    <style:font-face style:name="Cambria" svg:font-family="Cambria, serif"/>
    <style:font-face style:name="Courier New" svg:font-family="'Courier New', Monaco, Courier, monospace"/>
    <style:font-face style:name="Helvetica Neue" svg:font-family="'Helvetica Neue', Helvetica, Arial, sans-serif"/>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52in" fo:margin-bottom="0.1563in" loext:contextual-spacing="false" fo:orphans="2" fo:widows="2" fo:text-indent="0in" style:auto-text-indent="false" fo:padding="0in" fo:border="none"/>
      <style:text-properties fo:font-variant="normal" fo:text-transform="none" fo:color="#222635" style:font-name="Cambria" fo:font-size="14.25pt" fo:letter-spacing="normal" fo:font-style="normal" fo:font-weight="normal"/>
    </style:style>
    <style:style style:name="P2" style:family="paragraph" style:parent-style-name="Text_20_body">
      <style:paragraph-properties fo:margin-left="0in" fo:margin-right="0in" fo:margin-top="0.052in" fo:margin-bottom="0.1563in" loext:contextual-spacing="false" fo:orphans="2" fo:widows="2" fo:text-indent="0in" style:auto-text-indent="false" fo:padding="0in" fo:border="none"/>
    </style:style>
    <style:style style:name="P3" style:family="paragraph" style:parent-style-name="Heading_20_1">
      <style:paragraph-properties fo:margin-left="0in" fo:margin-right="0in" fo:margin-top="0.052in" fo:margin-bottom="0.1563in" loext:contextual-spacing="false" fo:orphans="2" fo:widows="2" fo:text-indent="0in" style:auto-text-indent="false" fo:padding="0in" fo:border="none"/>
      <style:text-properties fo:font-variant="normal" fo:text-transform="none" fo:color="#000100" style:font-name="Helvetica Neue" fo:font-size="22pt" fo:letter-spacing="normal" fo:font-style="normal" fo:font-weight="bold" officeooo:rsid="00017c07" officeooo:paragraph-rsid="00017c07" style:font-size-asian="22pt" style:font-size-complex="22pt"/>
    </style:style>
    <style:style style:name="P4" style:family="paragraph" style:parent-style-name="Heading_20_2">
      <style:paragraph-properties fo:margin-left="0in" fo:margin-right="0in" fo:margin-top="0.2083in" fo:margin-bottom="0.052in" loext:contextual-spacing="false" fo:line-height="120%" fo:orphans="2" fo:widows="2" fo:text-indent="0in" style:auto-text-indent="false"/>
      <style:text-properties fo:font-variant="normal" fo:text-transform="none" fo:color="#222635" style:font-name="Helvetica Neue" fo:font-size="22.5pt" fo:letter-spacing="normal" fo:font-style="normal" fo:font-weight="bold"/>
    </style:style>
    <style:style style:name="P5" style:family="paragraph" style:parent-style-name="Heading_20_2">
      <style:paragraph-properties fo:margin-left="0in" fo:margin-right="0in" fo:margin-top="0.2083in" fo:margin-bottom="0.052in" loext:contextual-spacing="false" fo:line-height="120%" fo:orphans="2" fo:widows="2" fo:text-indent="0in" style:auto-text-indent="false"/>
    </style:style>
    <style:style style:name="P6" style:family="paragraph" style:parent-style-name="Heading_20_3">
      <style:paragraph-properties fo:margin-left="0in" fo:margin-right="0in" fo:margin-top="0.2083in" fo:margin-bottom="0.052in" loext:contextual-spacing="false" fo:line-height="120%" fo:orphans="2" fo:widows="2" fo:text-indent="0in" style:auto-text-indent="false"/>
    </style:style>
    <style:style style:name="P7" style:family="paragraph" style:parent-style-name="Preformatted_20_Text">
      <loext:graphic-properties draw:fill="none" draw:fill-color="#ffffff"/>
      <style:paragraph-properties fo:margin-left="0.302in" fo:margin-right="0in" fo:margin-top="0in" fo:margin-bottom="0in" loext:contextual-spacing="false" fo:orphans="2" fo:widows="2" fo:text-indent="0in" style:auto-text-indent="false" fo:background-color="transparent" fo:padding-left="0.0417in" fo:padding-right="0.0417in" fo:padding-top="0.0193in" fo:padding-bottom="0.0193in" fo:border="0.06pt solid #cccccc"/>
      <style:text-properties fo:font-variant="normal" fo:text-transform="none" fo:color="#000000" style:font-name="monospace" fo:font-size="9.75pt" fo:letter-spacing="normal" fo:font-style="normal" fo:font-weight="normal" fo:background-color="#ffffff" loext:padding="0in" loext:border="none"/>
    </style:style>
    <style:style style:name="P8" style:family="paragraph" style:parent-style-name="Preformatted_20_Text">
      <loext:graphic-properties draw:fill="none" draw:fill-color="#ffffff"/>
      <style:paragraph-properties fo:margin-left="0.302in" fo:margin-right="0in" fo:margin-top="0in" fo:margin-bottom="0in" loext:contextual-spacing="false" fo:orphans="2" fo:widows="2" fo:text-indent="0in" style:auto-text-indent="false" fo:background-color="transparent" fo:padding-left="0.0417in" fo:padding-right="0.0417in" fo:padding-top="0.0193in" fo:padding-bottom="0.0193in" fo:border="0.06pt solid #cccccc"/>
      <style:text-properties fo:font-variant="normal" fo:text-transform="none" fo:color="#aa5500" style:font-name="monospace" fo:font-size="9.75pt" fo:letter-spacing="normal" fo:font-style="normal" fo:font-weight="normal" fo:background-color="#ffffff" loext:padding="0in" loext:border="none"/>
    </style:style>
    <style:style style:name="P9" style:family="paragraph" style:parent-style-name="Standard">
      <style:text-properties fo:font-size="11pt" style:font-size-asian="11pt" style:font-size-complex="11pt"/>
    </style:style>
    <style:style style:name="P10" style:family="paragraph" style:parent-style-name="Heading_20_1">
      <style:paragraph-properties fo:margin-left="0in" fo:margin-right="0in" fo:margin-top="0.052in" fo:margin-bottom="0.1563in" loext:contextual-spacing="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222635" style:font-name="Cambria" fo:font-size="14.25pt" fo:letter-spacing="normal" fo:font-style="normal" fo:font-weight="normal" officeooo:paragraph-rsid="000187b6"/>
    </style:style>
    <style:style style:name="P11" style:family="paragraph" style:parent-style-name="Text_20_body" style:list-style-name="L1">
      <style:paragraph-properties fo:margin-top="0in" fo:margin-bottom="0.1043in" loext:contextual-spacing="false" fo:orphans="2" fo:widows="2" fo:padding="0in" fo:border="none"/>
      <style:text-properties fo:font-variant="normal" fo:text-transform="none" fo:color="#222635" style:font-name="Cambria" fo:font-size="14.25pt" fo:letter-spacing="normal" fo:font-style="normal" fo:font-weight="normal"/>
    </style:style>
    <style:style style:name="P12" style:family="paragraph" style:parent-style-name="Text_20_body">
      <style:paragraph-properties fo:margin-left="0in" fo:margin-right="0in" fo:margin-top="0.052in" fo:margin-bottom="0.1563in" loext:contextual-spacing="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222635" style:font-name="Cambria" fo:font-size="14.25pt" fo:letter-spacing="normal" fo:font-style="normal" fo:font-weight="normal" officeooo:paragraph-rsid="000187b6"/>
    </style:style>
    <style:style style:name="P13" style:family="paragraph" style:parent-style-name="Text_20_body">
      <style:paragraph-properties fo:margin-left="0in" fo:margin-right="0in" fo:margin-top="0.052in" fo:margin-bottom="0.1563in" loext:contextual-spacing="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222635" style:font-name="Cambria" fo:font-size="18pt" fo:letter-spacing="normal" fo:font-style="normal" fo:font-weight="bold" officeooo:paragraph-rsid="000187b6" style:font-size-asian="18pt" style:font-weight-asian="bold" style:font-size-complex="18pt" style:font-weight-complex="bold"/>
    </style:style>
    <style:style style:name="P14" style:family="paragraph" style:parent-style-name="Text_20_body">
      <style:paragraph-properties fo:margin-left="0in" fo:margin-right="0in" fo:margin-top="0.0311in" fo:margin-bottom="0.1772in" loext:contextual-spacing="false"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15" style:family="paragraph" style:parent-style-name="Text_20_body" style:list-style-name="L2">
      <style:paragraph-properties fo:margin-left="0.1354in" fo:margin-right="0in" fo:margin-top="0in" fo:margin-bottom="0in" loext:contextual-spacing="false" fo:orphans="2" fo:widows="2" fo:text-indent="0in" style:auto-text-indent="false" fo:padding="0in" fo:border="none"/>
    </style:style>
    <style:style style:name="P16" style:family="paragraph" style:parent-style-name="Text_20_body" style:list-style-name="L2">
      <style:paragraph-properties fo:margin-left="0.1354in" fo:margin-right="0in" fo:orphans="2" fo:widows="2" fo:text-indent="0in" style:auto-text-indent="false" fo:padding="0in" fo:border="none"/>
    </style:style>
    <style:style style:name="T1" style:family="text">
      <style:text-properties fo:font-variant="normal" fo:text-transform="none" fo:color="#222635" style:font-name="Cambria" fo:font-size="14.25pt" fo:letter-spacing="normal" fo:font-style="normal" fo:font-weight="normal"/>
    </style:style>
    <style:style style:name="T2" style:family="text">
      <style:text-properties fo:font-variant="normal" fo:text-transform="none" fo:color="#222635" style:font-name="Helvetica Neue" fo:font-size="22.5pt" fo:letter-spacing="normal" fo:font-style="normal" fo:font-weight="bold"/>
    </style:style>
    <style:style style:name="T3" style:family="text">
      <style:text-properties fo:font-variant="normal" fo:text-transform="none" fo:color="#222635" style:font-name="Helvetica Neue" fo:font-size="18.75pt" fo:letter-spacing="normal" fo:font-style="normal" fo:font-weight="bold"/>
    </style:style>
    <style:style style:name="T4" style:family="text">
      <style:text-properties fo:font-variant="normal" fo:text-transform="none" fo:color="#29a8ff" style:text-line-through-style="none" style:text-line-through-type="none" style:font-name="Cambria" fo:font-size="14.2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000000" style:font-name="monospace" fo:font-size="9.75pt" fo:letter-spacing="normal" fo:font-style="normal" fo:font-weight="normal" fo:background-color="transparent" loext:char-shading-value="0" loext:padding="0in" loext:border="none"/>
    </style:style>
    <style:style style:name="T6" style:family="text">
      <style:text-properties fo:font-variant="normal" fo:text-transform="none" fo:color="#000000" style:font-name="Arial" fo:font-size="9pt" fo:letter-spacing="normal" fo:font-style="normal" fo:font-weight="normal"/>
    </style:style>
    <style:style style:name="T7" style:family="text">
      <style:text-properties fo:font-variant="normal" fo:text-transform="none" fo:color="#000000" style:font-name="Arial" fo:font-size="9pt" fo:letter-spacing="normal" fo:font-style="italic" fo:font-weight="normal"/>
    </style:style>
    <style:style style:name="T8" style:family="text">
      <style:text-properties fo:font-variant="normal" fo:text-transform="none" fo:color="#000000" style:font-name="Arial" fo:letter-spacing="normal" fo:font-style="normal" fo:font-weight="normal"/>
    </style:style>
    <style:style style:name="T9" style:family="text">
      <style:text-properties fo:font-variant="normal" fo:text-transform="none" fo:color="#000000" style:font-name="Arial" fo:letter-spacing="normal" fo:font-style="italic" fo:font-weight="normal"/>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italic" fo:font-weight="normal" style:font-size-asian="12pt" style:font-size-complex="12pt"/>
    </style:style>
    <style:style style:name="T12" style:family="text">
      <style:text-properties fo:font-variant="normal" fo:text-transform="none" fo:color="#000000" style:font-name="Arial" fo:font-size="11pt" fo:letter-spacing="normal" fo:font-style="normal" fo:font-weight="normal" style:font-size-asian="11pt" style:font-size-complex="11pt"/>
    </style:style>
    <style:style style:name="T13" style:family="text">
      <style:text-properties fo:font-variant="normal" fo:text-transform="none" fo:color="#000000" style:font-name="Arial" fo:font-size="11pt" fo:letter-spacing="normal" fo:font-style="italic" fo:font-weight="normal" style:font-size-asian="11pt" style:font-size-complex="11pt"/>
    </style:style>
    <style:style style:name="T14" style:family="text">
      <style:text-properties fo:font-variant="normal" fo:text-transform="none" fo:color="#444444" style:font-name="Courier New" fo:font-size="9pt" fo:letter-spacing="normal" fo:font-style="normal" fo:font-weight="normal"/>
    </style:style>
    <style:style style:name="T15" style:family="text">
      <style:text-properties fo:font-variant="normal" fo:text-transform="none" fo:color="#444444" style:font-name="Courier New" fo:letter-spacing="normal" fo:font-style="normal" fo:font-weight="normal"/>
    </style:style>
    <style:style style:name="T16" style:family="text">
      <style:text-properties fo:font-variant="normal" fo:text-transform="none" fo:color="#444444" style:font-name="Courier New" fo:font-size="12pt" fo:letter-spacing="normal" fo:font-style="normal" fo:font-weight="normal" style:font-size-asian="12pt" style:font-size-complex="12pt"/>
    </style:style>
    <style:style style:name="T17" style:family="text">
      <style:text-properties fo:font-variant="normal" fo:text-transform="none" fo:color="#444444" style:font-name="Courier New" fo:font-size="11pt" fo:letter-spacing="normal" fo:font-style="normal" fo:font-weight="normal" style:font-size-asian="11pt" style:font-size-complex="11pt"/>
    </style:style>
    <style:style style:name="T18" style:family="text">
      <style:text-properties fo:font-variant="normal" fo:text-transform="none" fo:color="#666666" style:font-name="Arial" fo:font-size="9pt" fo:letter-spacing="normal" fo:font-style="normal" fo:font-weight="normal"/>
    </style:style>
    <style:style style:name="T19" style:family="text">
      <style:text-properties fo:font-variant="normal" fo:text-transform="none" fo:color="#666666" style:font-name="Arial" fo:letter-spacing="normal" fo:font-style="normal" fo:font-weight="normal"/>
    </style:style>
    <style:style style:name="T20" style:family="text">
      <style:text-properties fo:font-variant="normal" fo:text-transform="none" fo:color="#666666" style:font-name="Arial" fo:font-size="12pt" fo:letter-spacing="normal" fo:font-style="normal" fo:font-weight="normal" style:font-size-asian="12pt" style:font-size-complex="12pt"/>
    </style:style>
    <style:style style:name="T21" style:family="text">
      <style:text-properties fo:font-variant="normal" fo:text-transform="none" fo:color="#666666" style:font-name="Arial" fo:font-size="11pt" fo:letter-spacing="normal" fo:font-style="normal" fo:font-weight="normal" style:font-size-asian="11pt" style:font-size-complex="11pt"/>
    </style:style>
    <style:style style:name="T22" style:family="text">
      <style:text-properties fo:color="#008855"/>
    </style:style>
    <style:style style:name="T23" style:family="text">
      <style:text-properties fo:color="#aa1111"/>
    </style:style>
    <style:style style:name="T24" style:family="text">
      <style:text-properties fo:color="#770088"/>
    </style:style>
    <style:style style:name="T25" style:family="text">
      <style:text-properties fo:color="#116644"/>
    </style:style>
    <style:style style:name="T26" style:family="text">
      <style:text-properties fo:color="#aa5500"/>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35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Java Application Security Frameworks</text:h>
      <text:p text:style-name="P1">When developing an application, security is a major concern. Any piece of code or application running over a network is vulnerable to risks and can threaten privacy, security, and integrity issues.</text:p>
      <text:p text:style-name="P2"><text:span text:style-name="T1">According to Open Web Application Security Project (</text:span><text:a xlink:type="simple" xlink:href="https://www.owasp.org/" office:target-frame-name="_blank" xlink:show="new" text:style-name="Internet_20_link" text:visited-style-name="Visited_20_Internet_20_Link"><text:span text:style-name="T4">OWASP</text:span></text:a><text:span text:style-name="T1">), the most critical security risks are:</text:span></text:p>
      <text:list xml:id="list1181108707" text:style-name="L1">
        <text:list-item>
          <text:p text:style-name="P11">SQL Injection.</text:p>
        </text:list-item>
        <text:list-item>
          <text:p text:style-name="P11">Broken authentication and session management.</text:p>
        </text:list-item>
        <text:list-item>
          <text:p text:style-name="P11">Cross-Site Scripting (XSS).</text:p>
        </text:list-item>
        <text:list-item>
          <text:p text:style-name="P11">Insecure Direct Object References.</text:p>
        </text:list-item>
        <text:list-item>
          <text:p text:style-name="P11">Security Misconfiguration.</text:p>
        </text:list-item>
        <text:list-item>
          <text:p text:style-name="P11">Sensitive Data Exposure.</text:p>
        </text:list-item>
        <text:list-item>
          <text:p text:style-name="P11">Missing Function Level Access Control.</text:p>
        </text:list-item>
        <text:list-item>
          <text:p text:style-name="P11">Cross-Site Request Forgery (CSRF).</text:p>
        </text:list-item>
        <text:list-item>
          <text:p text:style-name="P11">Using Components with Known Vulnerabilities.</text:p>
        </text:list-item>
        <text:list-item>
          <text:p text:style-name="P11">Unvalidated Redirects and Forwards.</text:p>
        </text:list-item>
      </text:list>
      <text:p text:style-name="P2"><text:span text:style-name="T1">Visit </text:span><text:a xlink:type="simple" xlink:href="https://www.owasp.org/index.php/OWASP_Top_Ten_Cheat_Sheet" office:target-frame-name="_blank" xlink:show="new" text:style-name="Internet_20_link" text:visited-style-name="Visited_20_Internet_20_Link"><text:span text:style-name="T4">OWASP Top Ten Cheat Sheet</text:span></text:a><text:span text:style-name="T1"> to learn more about these vulnerabilities.</text:span></text:p>
      <text:p text:style-name="P1">There are several security frameworks designed to make the process of securing an application faster, easier, and many times more successful. Some of them are:</text:p>
      <text:h text:style-name="P4" text:outline-level="2">JAAS (Java Authentication and Authorization Services)</text:h>
      <text:p text:style-name="P1">JAAS is a security API which consists of a set of Java packages designed for user authentication and authorization. It was introduced as an optional package in Java SE 1.3 and later integrated into the JDK starting with JDK 1.4.</text:p>
      <text:p text:style-name="P2"><text:soft-page-break/><text:span text:style-name="T1">JAAS authentication is performed in a </text:span><text:span text:style-name="Emphasis"><text:span text:style-name="T1">pluggable</text:span></text:span><text:span text:style-name="T1"> fashion. This permits the application to remain independent from the underlying authentication technologies.</text:span></text:p>
      <text:p text:style-name="P2"><text:span text:style-name="T1">Check the reference </text:span><text:a xlink:type="simple" xlink:href="https://docs.oracle.com/javase/8/docs/technotes/guides/security/jaas/JAASRefGuide.html" office:target-frame-name="_blank" xlink:show="new" text:style-name="Internet_20_link" text:visited-style-name="Visited_20_Internet_20_Link"><text:span text:style-name="T4">guide</text:span></text:a><text:span text:style-name="T1"> for the API and examples.</text:span></text:p>
      <text:h text:style-name="P4" text:outline-level="2">Spring Security</text:h>
      <text:p text:style-name="P1">Spring Security is a highly customizable framework that is widely used to tackle authentication and access control (authorization) issues in Enterprise based applications built on Java.</text:p>
      <text:p text:style-name="P1">Authentication is the process of establishing that a principal is who they claim to be (can be a user, device, or some other system which can perform an action in your application). Authorization is a process of deciding whether a principal can perform an action within your application.</text:p>
      <text:p text:style-name="P2"><text:span text:style-name="T1">I’ve used this framework; it is easy to learn and integrate. Check out the reference </text:span><text:a xlink:type="simple" xlink:href="https://docs.spring.io/spring-security/site/docs/current/reference/htmlsingle/" office:target-frame-name="_blank" xlink:show="new" text:style-name="Internet_20_link" text:visited-style-name="Visited_20_Internet_20_Link"><text:span text:style-name="T4">guide</text:span></text:a><text:span text:style-name="T1"> for more details.</text:span></text:p>
      <text:h text:style-name="P4" text:outline-level="2">Apache Shiro</text:h>
      <text:p text:style-name="P1">Apache Shiro is considered a highly powerful security framework for Java that performs cryptography, authorization, and session management on all types of Java applications, regardless of their size.</text:p>
      <text:p text:style-name="P1">Shiro has been designed to be an intuitive and easy-to-use framework while still providing robust security features. It is framework independent and hence can seamlessly work on any Java supported frameworks.</text:p>
      <text:p text:style-name="P2"><text:span text:style-name="T1">Refer their </text:span><text:a xlink:type="simple" xlink:href="https://shiro.apache.org/" office:target-frame-name="_blank" xlink:show="new" text:style-name="Internet_20_link" text:visited-style-name="Visited_20_Internet_20_Link"><text:span text:style-name="T4">website</text:span></text:a><text:span text:style-name="T1"> for detailed documentation.</text:span></text:p>
      <text:h text:style-name="P4" text:outline-level="2"><text:soft-page-break/>HDIV</text:h>
      <text:p text:style-name="P1">HDIV is a Java Web Application Security Framework. It extends web applications’ behavior by adding Security functionalities and maintaining the API and the framework specification.</text:p>
      <text:p text:style-name="P1">It is widely used for applications built on Struts, Spring MVC, Grails, JSTL, etc. since it offers developers much-needed transparency without adding any complexities in the development of applications.</text:p>
      <text:p text:style-name="P2"><text:span text:style-name="T1">Check out their </text:span><text:a xlink:type="simple" xlink:href="https://hdivsecurity.com/docs" office:target-frame-name="_blank" xlink:show="new" text:style-name="Internet_20_link" text:visited-style-name="Visited_20_Internet_20_Link"><text:span text:style-name="T4">documentation</text:span></text:a><text:span text:style-name="T1"> for more details.</text:span></text:p>
      <text:h text:style-name="P5" text:outline-level="2"><text:span text:style-name="Strong_20_Emphasis"><text:span text:style-name="T2">OACC</text:span></text:span></text:h>
      <text:p text:style-name="P1">OACC is an application security framework for Java designed for fine grained (object level) access control. It focuses on providing a fully featured API to both enforce and manage an application’s authentication and authorization needs – it is a full implementation of a powerful and flexible security model.</text:p>
      <text:p text:style-name="P12">OACC uses the abstraction of a resource for the application objects being secured. This key abstraction enables OACC to provide a rich API that includes grant, revoke, and query capabilities for storing and managing the application’s security relationships.</text:p>
      <text:p text:style-name="P13">A Look at Java Cryptography</text:p>
      <text:h text:style-name="P10" text:outline-level="1">Java Cryptographic Architecture (JCA) has been designed to allow for the creation of protocols such as encryption, hashing, cryptography, digital signature, key-generation, and many more.</text:h>
      <text:p text:style-name="P1">Here we will look at few concepts using the JCA API.</text:p>
      <text:h text:style-name="P5" text:outline-level="2"><text:span text:style-name="Strong_20_Emphasis"><text:span text:style-name="T2">Salted Hash:</text:span></text:span></text:h>
      <text:p text:style-name="P1">Hackers pre-generate hashes for common passwords and create lookup tables so that they can easily crack hashes. Since hashes will always be the same, a best practice is to increase the level of randomness for the hash alone. A best practice is to employ the use of secure <text:soft-page-break/>random number generators to create the random salt value for storage.<text:line-break/><text:line-break/>Hashing a message with SHA512: </text:p>
      <text:p text:style-name="P7"><draw:frame draw:style-name="fr1" draw:name="Frame1" text:anchor-type="char" svg:x="-0.302in" svg:width="0.302in" draw:z-index="0"><draw:text-box fo:min-height="0.0161in"><text:p text:style-name="Text_20_body"><draw:frame draw:style-name="fr1" draw:name="Frame2" text:anchor-type="char" svg:x="0in" svg:width="0.2083in" draw:z-index="1"><draw:text-box fo:min-height="0.0161in"><text:p text:style-name="Text_20_body"/></draw:text-box></draw:frame></text:p></draw:text-box></draw:frame><text:span text:style-name="T22">String</text:span> message = <text:span text:style-name="T23">"cantGuessIt@1"</text:span>;</text:p>
      <text:p text:style-name="P7"><draw:frame draw:style-name="fr1" draw:name="Frame3" text:anchor-type="char" svg:x="-0.302in" svg:width="0.302in" draw:z-index="2"><draw:text-box fo:min-height="0.0161in"><text:p text:style-name="Text_20_body"><draw:frame draw:style-name="fr1" draw:name="Frame4" text:anchor-type="char" svg:x="0in" svg:width="0.2083in" draw:z-index="3"><draw:text-box fo:min-height="0.0161in"><text:p text:style-name="Text_20_body"/></draw:text-box></draw:frame></text:p></draw:text-box></draw:frame>MessageDigest md = MessageDigest.getInstance(<text:span text:style-name="T23">"SHA-512"</text:span>);</text:p>
      <text:p text:style-name="P7"><draw:frame draw:style-name="fr1" draw:name="Frame5" text:anchor-type="char" svg:x="-0.302in" svg:width="0.302in" draw:z-index="4"><draw:text-box fo:min-height="0.0161in"><text:p text:style-name="Text_20_body"><draw:frame draw:style-name="fr1" draw:name="Frame6" text:anchor-type="char" svg:x="0in" svg:width="0.2083in" draw:z-index="5"><draw:text-box fo:min-height="0.0161in"><text:p text:style-name="Text_20_body"/></draw:text-box></draw:frame></text:p></draw:text-box></draw:frame>md.update(message.getBytes());</text:p>
      <text:p text:style-name="P7"><draw:frame draw:style-name="fr1" draw:name="Frame7" text:anchor-type="char" svg:x="-0.302in" svg:width="0.302in" draw:z-index="6"><draw:text-box fo:min-height="0.0161in"><text:p text:style-name="Text_20_body"><draw:frame draw:style-name="fr1" draw:name="Frame8" text:anchor-type="char" svg:x="0in" svg:width="0.2083in" draw:z-index="7"><draw:text-box fo:min-height="0.0161in"><text:p text:style-name="Text_20_body"/></draw:text-box></draw:frame></text:p></draw:text-box></draw:frame><text:span text:style-name="T22">byte</text:span>[] hash = md.digest();</text:p>
      <text:p text:style-name="P1">The above code could be hacked since we are passing the exact same password to get the hash, and storing the hash in a database. </text:p>
      <text:p text:style-name="P1">To avoid this, we use Salts which add randomness to the hash. Hash cracking is often based on reverse lookups where folks generate hashes for popular passwords. The more random, the less likely it is to show up in a lookup tool.</text:p>
      <text:p text:style-name="P2"><text:span text:style-name="T1">For example, </text:span><text:span text:style-name="Source_20_Text"><text:span text:style-name="T5">Salt(Random) s = Az234 sd</text:span></text:span><text:bookmark text:name="_tmp_pre_1"/><text:span text:style-name="T1"> </text:span></text:p>
      <text:p text:style-name="P2"><text:bookmark text:name="_tmp_pre_11"/><text:span text:style-name="T1">We can use the </text:span><text:span text:style-name="Source_20_Text"><text:span text:style-name="T5">SecureRandom</text:span></text:span><text:span text:style-name="T1"> Java class to generate the Salt value.</text:span></text:p>
      <text:p text:style-name="P7"><draw:frame draw:style-name="fr1" draw:name="Frame9" text:anchor-type="char" svg:x="-0.302in" svg:width="0.302in" draw:z-index="8"><draw:text-box fo:min-height="0.0161in"><text:p text:style-name="Text_20_body"><draw:frame draw:style-name="fr1" draw:name="Frame10" text:anchor-type="char" svg:x="0in" svg:width="0.2083in" draw:z-index="9"><draw:text-box fo:min-height="0.0161in"><text:p text:style-name="Text_20_body"/></draw:text-box></draw:frame></text:p></draw:text-box></draw:frame><text:span text:style-name="T22">byte</text:span>[] salt = <text:span text:style-name="T24">new</text:span> <text:span text:style-name="T22">byte</text:span>[<text:span text:style-name="T25">8</text:span>];</text:p>
      <text:p text:style-name="P7"><draw:frame draw:style-name="fr1" draw:name="Frame11" text:anchor-type="char" svg:x="-0.302in" svg:width="0.302in" draw:z-index="10"><draw:text-box fo:min-height="0.0161in"><text:p text:style-name="Text_20_body"><draw:frame draw:style-name="fr1" draw:name="Frame12" text:anchor-type="char" svg:x="0in" svg:width="0.2083in" draw:z-index="11"><draw:text-box fo:min-height="0.0161in"><text:p text:style-name="Text_20_body"/></draw:text-box></draw:frame></text:p></draw:text-box></draw:frame>SecureRandom sc = <text:span text:style-name="T24">new</text:span> SecureRandom();</text:p>
      <text:p text:style-name="P7"><draw:frame draw:style-name="fr1" draw:name="Frame13" text:anchor-type="char" svg:x="-0.302in" svg:width="0.302in" draw:z-index="12"><draw:text-box fo:min-height="0.0161in"><text:p text:style-name="Text_20_body"><draw:frame draw:style-name="fr1" draw:name="Frame14" text:anchor-type="char" svg:x="0in" svg:width="0.2083in" draw:z-index="13"><draw:text-box fo:min-height="0.0161in"><text:p text:style-name="Text_20_body"/></draw:text-box></draw:frame></text:p></draw:text-box></draw:frame>sc.nextBytes(salt);</text:p>
      <text:p text:style-name="P7"><draw:frame draw:style-name="fr1" draw:name="Frame15" text:anchor-type="char" svg:x="-0.302in" svg:width="0.302in" draw:z-index="14"><draw:text-box fo:min-height="0.0161in"><text:p text:style-name="Text_20_body"><draw:frame draw:style-name="fr1" draw:name="Frame16" text:anchor-type="char" svg:x="0in" svg:width="0.2083in" draw:z-index="15"><draw:text-box fo:min-height="0.0161in"><text:p text:style-name="Text_20_body"/></draw:text-box></draw:frame></text:p></draw:text-box></draw:frame>md.update(message.getBytes());</text:p>
      <text:p text:style-name="P7"><draw:frame draw:style-name="fr1" draw:name="Frame17" text:anchor-type="char" svg:x="-0.302in" svg:width="0.302in" draw:z-index="16"><draw:text-box fo:min-height="0.0161in"><text:p text:style-name="Text_20_body"><draw:frame draw:style-name="fr1" draw:name="Frame18" text:anchor-type="char" svg:x="0in" svg:width="0.2083in" draw:z-index="17"><draw:text-box fo:min-height="0.0161in"><text:p text:style-name="Text_20_body"/></draw:text-box></draw:frame></text:p></draw:text-box></draw:frame>md.update(salt);</text:p>
      <text:p text:style-name="P7"><draw:frame draw:style-name="fr1" draw:name="Frame19" text:anchor-type="char" svg:x="-0.302in" svg:width="0.302in" draw:z-index="18"><draw:text-box fo:min-height="0.0161in"><text:p text:style-name="Text_20_body"><draw:frame draw:style-name="fr1" draw:name="Frame20" text:anchor-type="char" svg:x="0in" svg:width="0.2083in" draw:z-index="19"><draw:text-box fo:min-height="0.0161in"><text:p text:style-name="Text_20_body"/></draw:text-box></draw:frame></text:p></draw:text-box></draw:frame><text:span text:style-name="T22">byte</text:span>[] hash = md.digest();</text:p>
      <text:h text:style-name="P5" text:outline-level="2"><text:span text:style-name="Strong_20_Emphasis"><text:span text:style-name="T2">Cipher Block-Chaining:</text:span></text:span></text:h>
      <text:h text:style-name="P6" text:outline-level="3"><text:span text:style-name="Strong_20_Emphasis"><text:span text:style-name="T3">i) Cipher Block-Chaining With Block Mode:</text:span></text:span></text:h>
      <text:p text:style-name="P1">Cipher Block-Chaining breaks up the original message into individual chunks and then uses a key to encrypt these chunks individually instead of encrypting the entire message at once. So if we use repeated data, the encrypted result would be the same. Block mode ciphers can disclose information to attackers because the plain text always results in the same encrypted text. This is not a good idea and can be hacked easily.</text:p>
      <text:p text:style-name="P1">When asked to select a block cipher, avoid the use of block ciphers known to be weak, like electronic code block (ECB).</text:p>
      <text:p text:style-name="P8"><draw:frame draw:style-name="fr1" draw:name="Frame21" text:anchor-type="char" svg:x="-0.302in" svg:width="0.302in" draw:z-index="20"><draw:text-box fo:min-height="0.0161in"><text:p text:style-name="Text_20_body"><draw:frame draw:style-name="fr1" draw:name="Frame22" text:anchor-type="char" svg:x="0in" svg:width="0.2083in" draw:z-index="21"><draw:text-box fo:min-height="0.0161in"><text:p text:style-name="Text_20_body"/></draw:text-box></draw:frame></text:p></draw:text-box></draw:frame>//generate a key</text:p>
      <text:p text:style-name="P7"><draw:frame draw:style-name="fr1" draw:name="Frame23" text:anchor-type="char" svg:x="-0.302in" svg:width="0.302in" draw:z-index="22"><draw:text-box fo:min-height="0.0161in"><text:p text:style-name="Text_20_body"><draw:frame draw:style-name="fr1" draw:name="Frame24" text:anchor-type="char" svg:x="0in" svg:width="0.2083in" draw:z-index="23"><draw:text-box fo:min-height="0.0161in"><text:p text:style-name="Text_20_body"/></draw:text-box></draw:frame></text:p></draw:text-box></draw:frame>KeyGenerator kg = KeyGenerator.hetInstance(<text:span text:style-name="T23">"DES"</text:span>);</text:p>
      <text:p text:style-name="P7"><draw:frame draw:style-name="fr1" draw:name="Frame25" text:anchor-type="char" svg:x="-0.302in" svg:width="0.302in" draw:z-index="24"><draw:text-box fo:min-height="0.0161in"><text:p text:style-name="Text_20_body"><draw:frame draw:style-name="fr1" draw:name="Frame26" text:anchor-type="char" svg:x="0in" svg:width="0.2083in" draw:z-index="25"><draw:text-box fo:min-height="0.0161in"><text:p text:style-name="Text_20_body"/></draw:text-box></draw:frame></text:p></draw:text-box></draw:frame><text:soft-page-break/>SecretKey key = kg.generateKey();</text:p>
      <text:p text:style-name="P8"><draw:frame draw:style-name="fr1" draw:name="Frame29" text:anchor-type="char" svg:x="-0.302in" svg:width="0.302in" draw:z-index="28"><draw:text-box fo:min-height="0.0161in"><text:p text:style-name="Text_20_body"><draw:frame draw:style-name="fr1" draw:name="Frame30" text:anchor-type="char" svg:x="0in" svg:width="0.2083in" draw:z-index="29"><draw:text-box fo:min-height="0.0161in"><text:p text:style-name="Text_20_body"/></draw:text-box></draw:frame></text:p></draw:text-box></draw:frame><draw:frame draw:style-name="fr1" draw:name="Frame27" text:anchor-type="char" svg:x="-0.302in" svg:width="0.302in" draw:z-index="26"><draw:text-box fo:min-height="0.0161in"><text:p text:style-name="Text_20_body"><draw:frame draw:style-name="fr1" draw:name="Frame28" text:anchor-type="char" svg:x="0in" svg:width="0.2083in" draw:z-index="27"><draw:text-box fo:min-height="0.0161in"><text:p text:style-name="Text_20_body"/></draw:text-box></draw:frame></text:p></draw:text-box></draw:frame>//Create a new Cipher</text:p>
      <text:p text:style-name="P7"><draw:frame draw:style-name="fr1" draw:name="Frame31" text:anchor-type="char" svg:x="-0.302in" svg:width="0.302in" draw:z-index="30"><draw:text-box fo:min-height="0.0161in"><text:p text:style-name="Text_20_body"><draw:frame draw:style-name="fr1" draw:name="Frame32" text:anchor-type="char" svg:x="0in" svg:width="0.2083in" draw:z-index="31"><draw:text-box fo:min-height="0.0161in"><text:p text:style-name="Text_20_body"/></draw:text-box></draw:frame></text:p></draw:text-box></draw:frame>Cipher c = Cipher.getInstance(<text:span text:style-name="T23">"DES/ECB/PKCS5Padding"</text:span>);</text:p>
      <text:p text:style-name="P7"><draw:frame draw:style-name="fr1" draw:name="Frame33" text:anchor-type="char" svg:x="-0.302in" svg:width="0.302in" draw:z-index="32"><draw:text-box fo:min-height="0.0161in"><text:p text:style-name="Text_20_body"><draw:frame draw:style-name="fr1" draw:name="Frame34" text:anchor-type="char" svg:x="0in" svg:width="0.2083in" draw:z-index="33"><draw:text-box fo:min-height="0.0161in"><text:p text:style-name="Text_20_body"/></draw:text-box></draw:frame></text:p></draw:text-box></draw:frame>c.init(Cipher.ENCRYPT_MODE, key);</text:p>
      <text:p text:style-name="P8"><draw:frame draw:style-name="fr1" draw:name="Frame37" text:anchor-type="char" svg:x="-0.302in" svg:width="0.302in" draw:z-index="36"><draw:text-box fo:min-height="0.0161in"><text:p text:style-name="Text_20_body"><draw:frame draw:style-name="fr1" draw:name="Frame38" text:anchor-type="char" svg:x="0in" svg:width="0.2083in" draw:z-index="37"><draw:text-box fo:min-height="0.0161in"><text:p text:style-name="Text_20_body"/></draw:text-box></draw:frame></text:p></draw:text-box></draw:frame><draw:frame draw:style-name="fr1" draw:name="Frame35" text:anchor-type="char" svg:x="-0.302in" svg:width="0.302in" draw:z-index="34"><draw:text-box fo:min-height="0.0161in"><text:p text:style-name="Text_20_body"><draw:frame draw:style-name="fr1" draw:name="Frame36" text:anchor-type="char" svg:x="0in" svg:width="0.2083in" draw:z-index="35"><draw:text-box fo:min-height="0.0161in"><text:p text:style-name="Text_20_body"/></draw:text-box></draw:frame></text:p></draw:text-box></draw:frame>//Encrypt the huge set of data line by line</text:p>
      <text:p text:style-name="P7"><draw:frame draw:style-name="fr1" draw:name="Frame39" text:anchor-type="char" svg:x="-0.302in" svg:width="0.302in" draw:z-index="38"><draw:text-box fo:min-height="0.0161in"><text:p text:style-name="Text_20_body"><draw:frame draw:style-name="fr1" draw:name="Frame40" text:anchor-type="char" svg:x="0in" svg:width="0.2083in" draw:z-index="39"><draw:text-box fo:min-height="0.0161in"><text:p text:style-name="Text_20_body"/></draw:text-box></draw:frame></text:p></draw:text-box></draw:frame><text:span text:style-name="T22">String</text:span> strLine = <text:span text:style-name="T26">//new Line</text:span></text:p>
      <text:p text:style-name="P7"><draw:frame draw:style-name="fr1" draw:name="Frame41" text:anchor-type="char" svg:x="-0.302in" svg:width="0.302in" draw:z-index="40"><draw:text-box fo:min-height="0.0161in"><text:p text:style-name="Text_20_body"><draw:frame draw:style-name="fr1" draw:name="Frame42" text:anchor-type="char" svg:x="0in" svg:width="0.2083in" draw:z-index="41"><draw:text-box fo:min-height="0.0161in"><text:p text:style-name="Text_20_body"/></draw:text-box></draw:frame></text:p></draw:text-box></draw:frame>encLine = Base64.encodeBase64String()c.doFinal(strLine.getBytes());</text:p>
      <text:h text:style-name="P6" text:outline-level="3"><text:span text:style-name="Strong_20_Emphasis"><text:span text:style-name="T3">ii) Cipher Block-Chaining With Feedback Mode:</text:span></text:span></text:h>
      <text:p text:style-name="P1">Strong block ciphers, such as cipher block chaining (CBC) or output feedback (OFB), will require an initialization vector (IV) to begin the encryption process.</text:p>
      <text:p text:style-name="P1">In feedback mode, the previously encrypted blocks are used to encrypt the new blocks. Randomness is added to the first block with a random block called an initialization vector (IV). The next block will use the previously encrypted result with the current block text to generate the next block encryption result.</text:p>
      <text:p text:style-name="P8"><draw:frame draw:style-name="fr1" draw:name="Frame43" text:anchor-type="char" svg:x="-0.302in" svg:width="0.302in" draw:z-index="42"><draw:text-box fo:min-height="0.0161in"><text:p text:style-name="Text_20_body"><draw:frame draw:style-name="fr1" draw:name="Frame44" text:anchor-type="char" svg:x="0in" svg:width="0.2083in" draw:z-index="43"><draw:text-box fo:min-height="0.0161in"><text:p text:style-name="Text_20_body"/></draw:text-box></draw:frame></text:p></draw:text-box></draw:frame>//generate a key</text:p>
      <text:p text:style-name="P7"><draw:frame draw:style-name="fr1" draw:name="Frame45" text:anchor-type="char" svg:x="-0.302in" svg:width="0.302in" draw:z-index="44"><draw:text-box fo:min-height="0.0161in"><text:p text:style-name="Text_20_body"><draw:frame draw:style-name="fr1" draw:name="Frame46" text:anchor-type="char" svg:x="0in" svg:width="0.2083in" draw:z-index="45"><draw:text-box fo:min-height="0.0161in"><text:p text:style-name="Text_20_body"/></draw:text-box></draw:frame></text:p></draw:text-box></draw:frame>KeyGenerator kg = KeyGenerator.hetInstance(<text:span text:style-name="T23">"DES"</text:span>);</text:p>
      <text:p text:style-name="P7"><draw:frame draw:style-name="fr1" draw:name="Frame47" text:anchor-type="char" svg:x="-0.302in" svg:width="0.302in" draw:z-index="46"><draw:text-box fo:min-height="0.0161in"><text:p text:style-name="Text_20_body"><draw:frame draw:style-name="fr1" draw:name="Frame48" text:anchor-type="char" svg:x="0in" svg:width="0.2083in" draw:z-index="47"><draw:text-box fo:min-height="0.0161in"><text:p text:style-name="Text_20_body"/></draw:text-box></draw:frame></text:p></draw:text-box></draw:frame>SecretKey key = kg.generateKey();</text:p>
      <text:p text:style-name="P8"><draw:frame draw:style-name="fr1" draw:name="Frame51" text:anchor-type="char" svg:x="-0.302in" svg:width="0.302in" draw:z-index="50"><draw:text-box fo:min-height="0.0161in"><text:p text:style-name="Text_20_body"><draw:frame draw:style-name="fr1" draw:name="Frame52" text:anchor-type="char" svg:x="0in" svg:width="0.2083in" draw:z-index="51"><draw:text-box fo:min-height="0.0161in"><text:p text:style-name="Text_20_body"/></draw:text-box></draw:frame></text:p></draw:text-box></draw:frame><draw:frame draw:style-name="fr1" draw:name="Frame49" text:anchor-type="char" svg:x="-0.302in" svg:width="0.302in" draw:z-index="48"><draw:text-box fo:min-height="0.0161in"><text:p text:style-name="Text_20_body"><draw:frame draw:style-name="fr1" draw:name="Frame50" text:anchor-type="char" svg:x="0in" svg:width="0.2083in" draw:z-index="49"><draw:text-box fo:min-height="0.0161in"><text:p text:style-name="Text_20_body"/></draw:text-box></draw:frame></text:p></draw:text-box></draw:frame>//Create a new Cipher</text:p>
      <text:p text:style-name="P7"><draw:frame draw:style-name="fr1" draw:name="Frame53" text:anchor-type="char" svg:x="-0.302in" svg:width="0.302in" draw:z-index="52"><draw:text-box fo:min-height="0.0161in"><text:p text:style-name="Text_20_body"><draw:frame draw:style-name="fr1" draw:name="Frame54" text:anchor-type="char" svg:x="0in" svg:width="0.2083in" draw:z-index="53"><draw:text-box fo:min-height="0.0161in"><text:p text:style-name="Text_20_body"/></draw:text-box></draw:frame></text:p></draw:text-box></draw:frame>Cipher c = Cipher.getInstance(<text:span text:style-name="T23">"DES/CBC/PKCS5Padding"</text:span>);</text:p>
      <text:p text:style-name="P7"><draw:frame draw:style-name="fr1" draw:name="Frame55" text:anchor-type="char" svg:x="-0.302in" svg:width="0.302in" draw:z-index="54"><draw:text-box fo:min-height="0.0161in"><text:p text:style-name="Text_20_body"><draw:frame draw:style-name="fr1" draw:name="Frame56" text:anchor-type="char" svg:x="0in" svg:width="0.2083in" draw:z-index="55"><draw:text-box fo:min-height="0.0161in"><text:p text:style-name="Text_20_body"/></draw:text-box></draw:frame></text:p></draw:text-box></draw:frame>c.init(Cipher.ENCRYPT_MODE, key);</text:p>
      <text:p text:style-name="P8"><draw:frame draw:style-name="fr1" draw:name="Frame59" text:anchor-type="char" svg:x="-0.302in" svg:width="0.302in" draw:z-index="58"><draw:text-box fo:min-height="0.0161in"><text:p text:style-name="Text_20_body"><draw:frame draw:style-name="fr1" draw:name="Frame60" text:anchor-type="char" svg:x="0in" svg:width="0.2083in" draw:z-index="59"><draw:text-box fo:min-height="0.0161in"><text:p text:style-name="Text_20_body"/></draw:text-box></draw:frame></text:p></draw:text-box></draw:frame><draw:frame draw:style-name="fr1" draw:name="Frame57" text:anchor-type="char" svg:x="-0.302in" svg:width="0.302in" draw:z-index="56"><draw:text-box fo:min-height="0.0161in"><text:p text:style-name="Text_20_body"><draw:frame draw:style-name="fr1" draw:name="Frame58" text:anchor-type="char" svg:x="0in" svg:width="0.2083in" draw:z-index="57"><draw:text-box fo:min-height="0.0161in"><text:p text:style-name="Text_20_body"/></draw:text-box></draw:frame></text:p></draw:text-box></draw:frame>//Encrypt the huge set of data line by line</text:p>
      <text:p text:style-name="P7"><draw:frame draw:style-name="fr1" draw:name="Frame61" text:anchor-type="char" svg:x="-0.302in" svg:width="0.302in" draw:z-index="60"><draw:text-box fo:min-height="0.0161in"><text:p text:style-name="Text_20_body"><draw:frame draw:style-name="fr1" draw:name="Frame62" text:anchor-type="char" svg:x="0in" svg:width="0.2083in" draw:z-index="61"><draw:text-box fo:min-height="0.0161in"><text:p text:style-name="Text_20_body"/></draw:text-box></draw:frame></text:p></draw:text-box></draw:frame><text:span text:style-name="T22">String</text:span> strLine = <text:span text:style-name="T26">//new Line</text:span></text:p>
      <text:p text:style-name="P7"><draw:frame draw:style-name="fr1" draw:name="Frame63" text:anchor-type="char" svg:x="-0.302in" svg:width="0.302in" draw:z-index="62"><draw:text-box fo:min-height="0.0161in"><text:p text:style-name="Text_20_body"><draw:frame draw:style-name="fr1" draw:name="Frame64" text:anchor-type="char" svg:x="0in" svg:width="0.2083in" draw:z-index="63"><draw:text-box fo:min-height="0.0161in"><text:p text:style-name="Text_20_body"/></draw:text-box></draw:frame></text:p></draw:text-box></draw:frame>encLine = Base64.encodeBase64String();</text:p>
      <text:p text:style-name="P7"><draw:frame draw:style-name="fr1" draw:name="Frame65" text:anchor-type="char" svg:x="-0.302in" svg:width="0.302in" draw:z-index="64"><draw:text-box fo:min-height="0.0161in"><text:p text:style-name="Text_20_body"><draw:frame draw:style-name="fr1" draw:name="Frame66" text:anchor-type="char" svg:x="0in" svg:width="0.2083in" draw:z-index="65"><draw:text-box fo:min-height="0.0161in"><text:p text:style-name="Text_20_body"/></draw:text-box></draw:frame></text:p></draw:text-box></draw:frame>c.doFinal(strLine.getBytes());</text:p>
      <text:p text:style-name="P1">Hope this gives you a better understanding of Java-based cryptography. Happy learning!</text:p>
      <text:p text:style-name="P14">The following engine classes are available:</text:p>
      <text:list xml:id="list4148681600" text:style-name="L2">
        <text:list-item>
          <text:p text:style-name="P15"><text:a xlink:type="simple" xlink:href="https://docs.oracle.com/javase/7/docs/technotes/guides/security/crypto/CryptoSpec.html#SecureRandom" text:style-name="Internet_20_link" text:visited-style-name="Visited_20_Internet_20_Link"><text:span text:style-name="Source_20_Text"><text:span text:style-name="T17">SecureRandom</text:span></text:span></text:a><text:span text:style-name="T12">: used to generate random or pseudo-random numbers.</text:span></text:p>
        </text:list-item>
        <text:list-item>
          <text:p text:style-name="P15"><text:a xlink:type="simple" xlink:href="https://docs.oracle.com/javase/7/docs/technotes/guides/security/crypto/CryptoSpec.html#MessageDigest" text:style-name="Internet_20_link" text:visited-style-name="Visited_20_Internet_20_Link"><text:span text:style-name="Source_20_Text"><text:span text:style-name="T17">MessageDigest</text:span></text:span></text:a><text:span text:style-name="T12">: used to calculate the message digest (hash) of specified data.</text:span></text:p>
        </text:list-item>
        <text:list-item>
          <text:p text:style-name="P15"><text:a xlink:type="simple" xlink:href="https://docs.oracle.com/javase/7/docs/technotes/guides/security/crypto/CryptoSpec.html#Signature" text:style-name="Internet_20_link" text:visited-style-name="Visited_20_Internet_20_Link"><text:span text:style-name="Source_20_Text"><text:span text:style-name="T17">Signature</text:span></text:span></text:a><text:span text:style-name="T12">: initialized with keys, these are used to sign data and verify digital signatures.</text:span></text:p>
        </text:list-item>
        <text:list-item>
          <text:p text:style-name="P15"><text:a xlink:type="simple" xlink:href="https://docs.oracle.com/javase/7/docs/technotes/guides/security/crypto/CryptoSpec.html#Cipher" text:style-name="Internet_20_link" text:visited-style-name="Visited_20_Internet_20_Link"><text:span text:style-name="Source_20_Text"><text:span text:style-name="T17">Cipher</text:span></text:span></text:a><text:span text:style-name="T12">: initialized with keys, these are used for encrypting/decrypting data. There are various types of algorithms: symmetric bulk encryption (e.g. AES), asymmetric encryption (e.g. RSA), and password-based encryption (e.g. PBE).</text:span></text:p>
        </text:list-item>
        <text:list-item>
          <text:p text:style-name="P15"><text:a xlink:type="simple" xlink:href="https://docs.oracle.com/javase/7/docs/technotes/guides/security/crypto/CryptoSpec.html#Mac" text:style-name="Internet_20_link" text:visited-style-name="Visited_20_Internet_20_Link"><text:span text:style-name="T21">Message Authentication Codes (MAC)</text:span></text:a><text:span text:style-name="T12">: like </text:span><text:span text:style-name="Source_20_Text"><text:span text:style-name="T17">MessageDigest</text:span></text:span><text:span text:style-name="T12">s, these also generate hash values, but are first initialized with keys to protect the integrity of messages.</text:span></text:p>
        </text:list-item>
        <text:list-item>
          <text:p text:style-name="P15"><text:a xlink:type="simple" xlink:href="https://docs.oracle.com/javase/7/docs/technotes/guides/security/crypto/CryptoSpec.html#KeyFactory" text:style-name="Internet_20_link" text:visited-style-name="Visited_20_Internet_20_Link"><text:span text:style-name="Source_20_Text"><text:span text:style-name="T17">KeyFactory</text:span></text:span></text:a><text:span text:style-name="T12">: used to convert existing opaque cryptographic keys of type </text:span><text:a xlink:type="simple" xlink:href="https://docs.oracle.com/javase/7/docs/technotes/guides/security/crypto/CryptoSpec.html#Key" text:style-name="Internet_20_link" text:visited-style-name="Visited_20_Internet_20_Link"><text:span text:style-name="Source_20_Text"><text:span text:style-name="T17">Key</text:span></text:span></text:a><text:span text:style-name="T12"> into key specifications (transparent representations of the underlying key material), and vice versa.</text:span></text:p>
        </text:list-item>
        <text:list-item>
          <text:p text:style-name="P15"><text:a xlink:type="simple" xlink:href="https://docs.oracle.com/javase/7/docs/technotes/guides/security/crypto/CryptoSpec.html#SecretKeyFactory" text:style-name="Internet_20_link" text:visited-style-name="Visited_20_Internet_20_Link"><text:span text:style-name="Source_20_Text"><text:span text:style-name="T17">SecretKeyFactory</text:span></text:span></text:a><text:span text:style-name="T12">: used to convert existing opaque cryptographic keys of type </text:span><text:a xlink:type="simple" xlink:href="https://docs.oracle.com/javase/7/docs/technotes/guides/security/crypto/CryptoSpec.html#Key" text:style-name="Internet_20_link" text:visited-style-name="Visited_20_Internet_20_Link"><text:span text:style-name="Source_20_Text"><text:span text:style-name="T17">SecretKey</text:span></text:span></text:a><text:span text:style-name="T12"> into key specifications (transparent representations of the underlying key material), and vice versa. </text:span><text:span text:style-name="Source_20_Text"><text:span text:style-name="T17">SecretKeyFactory</text:span></text:span><text:span text:style-name="T12">s are specialized </text:span><text:span text:style-name="Source_20_Text"><text:span text:style-name="T17">KeyFactory</text:span></text:span><text:span text:style-name="T12">s that create secret (symmetric) keys only.</text:span></text:p>
        </text:list-item>
        <text:list-item>
          <text:p text:style-name="P15"><text:soft-page-break/><text:a xlink:type="simple" xlink:href="https://docs.oracle.com/javase/7/docs/technotes/guides/security/crypto/CryptoSpec.html#KeyPairGenerator" text:style-name="Internet_20_link" text:visited-style-name="Visited_20_Internet_20_Link"><text:span text:style-name="Source_20_Text"><text:span text:style-name="T17">KeyPairGenerator</text:span></text:span></text:a><text:span text:style-name="T12">: used to generate a new pair of public and private keys suitable for use with a specified algorithm.</text:span></text:p>
        </text:list-item>
        <text:list-item>
          <text:p text:style-name="P15"><text:a xlink:type="simple" xlink:href="https://docs.oracle.com/javase/7/docs/technotes/guides/security/crypto/CryptoSpec.html#KeyGenerator" text:style-name="Internet_20_link" text:visited-style-name="Visited_20_Internet_20_Link"><text:span text:style-name="Source_20_Text"><text:span text:style-name="T17">KeyGenerator</text:span></text:span></text:a><text:span text:style-name="T12">: used to generate new secret keys for use with a specified algorithm.</text:span></text:p>
        </text:list-item>
        <text:list-item>
          <text:p text:style-name="P15"><text:a xlink:type="simple" xlink:href="https://docs.oracle.com/javase/7/docs/technotes/guides/security/crypto/CryptoSpec.html#KeyAgreement" text:style-name="Internet_20_link" text:visited-style-name="Visited_20_Internet_20_Link"><text:span text:style-name="Source_20_Text"><text:span text:style-name="T17">KeyAgreement</text:span></text:span></text:a><text:span text:style-name="T12">: used by two or more parties to agree upon and establish a specific key to use for a particular cryptographic operation.</text:span></text:p>
        </text:list-item>
        <text:list-item>
          <text:p text:style-name="P15"><text:a xlink:type="simple" xlink:href="https://docs.oracle.com/javase/7/docs/technotes/guides/security/crypto/CryptoSpec.html#AlgorithmParameters" text:style-name="Internet_20_link" text:visited-style-name="Visited_20_Internet_20_Link"><text:span text:style-name="Source_20_Text"><text:span text:style-name="T17">AlgorithmParameters</text:span></text:span></text:a><text:span text:style-name="T12">: used to store the parameters for a particular algorithm, including parameter encoding and decoding.</text:span></text:p>
        </text:list-item>
        <text:list-item>
          <text:p text:style-name="P15"><text:a xlink:type="simple" xlink:href="https://docs.oracle.com/javase/7/docs/technotes/guides/security/crypto/CryptoSpec.html#AlgorithmParameterGenerator" text:style-name="Internet_20_link" text:visited-style-name="Visited_20_Internet_20_Link"><text:span text:style-name="Source_20_Text"><text:span text:style-name="T17">AlgorithmParameterGenerator</text:span></text:span></text:a><text:span text:style-name="T12"> : used to generate a set of AlgorithmParameters suitable for a specified algorithm.</text:span></text:p>
        </text:list-item>
        <text:list-item>
          <text:p text:style-name="P15"><text:a xlink:type="simple" xlink:href="https://docs.oracle.com/javase/7/docs/technotes/guides/security/crypto/CryptoSpec.html#KeyStore" text:style-name="Internet_20_link" text:visited-style-name="Visited_20_Internet_20_Link"><text:span text:style-name="Source_20_Text"><text:span text:style-name="T17">KeyStore</text:span></text:span></text:a><text:span text:style-name="T12">: used to create and manage a </text:span><text:span text:style-name="T13">keystore</text:span><text:span text:style-name="T12">. A keystore is a database of keys. Private keys in a keystore have a certificate chain associated with them, which authenticates the corresponding public key. A keystore also contains certificates from trusted entities.</text:span></text:p>
        </text:list-item>
        <text:list-item>
          <text:p text:style-name="P15"><text:a xlink:type="simple" xlink:href="https://docs.oracle.com/javase/7/docs/technotes/guides/security/crypto/CryptoSpec.html#CertificateFactory" text:style-name="Internet_20_link" text:visited-style-name="Visited_20_Internet_20_Link"><text:span text:style-name="Source_20_Text"><text:span text:style-name="T17">CertificateFactory</text:span></text:span></text:a><text:span text:style-name="T12">: used to create public key certificates and Certificate Revocation Lists (CRLs).</text:span></text:p>
        </text:list-item>
        <text:list-item>
          <text:p text:style-name="P15"><text:a xlink:type="simple" xlink:href="https://docs.oracle.com/javase/7/docs/technotes/guides/security/certpath/CertPathProgGuide.html" text:style-name="Internet_20_link" text:visited-style-name="Visited_20_Internet_20_Link"><text:span text:style-name="Source_20_Text"><text:span text:style-name="T17">CertPathBuilder</text:span></text:span></text:a><text:span text:style-name="T12">: used to build certificate chains (also known as certification paths).</text:span></text:p>
        </text:list-item>
        <text:list-item>
          <text:p text:style-name="P15"><text:a xlink:type="simple" xlink:href="https://docs.oracle.com/javase/7/docs/technotes/guides/security/certpath/CertPathProgGuide.html" text:style-name="Internet_20_link" text:visited-style-name="Visited_20_Internet_20_Link"><text:span text:style-name="Source_20_Text"><text:span text:style-name="T17">CertPathValidator</text:span></text:span></text:a><text:span text:style-name="T12">: used to validate certificate chains.</text:span></text:p>
        </text:list-item>
        <text:list-item>
          <text:p text:style-name="P16"><text:a xlink:type="simple" xlink:href="https://docs.oracle.com/javase/7/docs/technotes/guides/security/certpath/CertPathProgGuide.html" text:style-name="Internet_20_link" text:visited-style-name="Visited_20_Internet_20_Link"><text:span text:style-name="Source_20_Text"><text:span text:style-name="T17">CertStore</text:span></text:span></text:a><text:span text:style-name="T12">: used to retrieve </text:span><text:span text:style-name="Source_20_Text"><text:span text:style-name="T17">Certificate</text:span></text:span><text:span text:style-name="T12">s and </text:span><text:span text:style-name="Source_20_Text"><text:span text:style-name="T17">CRL</text:span></text:span><text:span text:style-name="T12">s from a repository.</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FreeSans, Luxi-sans, 'Nimbus Sans L', sans-serif"/>
    <style:font-face style:name="Cambria" svg:font-family="Cambria, serif"/>
    <style:font-face style:name="Courier New" svg:font-family="'Courier New', Monaco, Courier, monospace"/>
    <style:font-face style:name="Helvetica Neue" svg:font-family="'Helvetica Neue', Helvetica, Arial, sans-serif"/>
    <style:font-face style:name="Mangal1" svg:font-family="Manga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4791in" fo:margin-right="0.2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 LibreOffice_project/54c8cbb85f300ac59db32fe8a675ff7683cd5a16</meta:generator>
    <dc:date>2018-08-25T13:50:23.249000000</dc:date>
    <meta:editing-duration>PT2H41S</meta:editing-duration>
    <meta:editing-cycles>3</meta:editing-cycles>
    <meta:document-statistic meta:table-count="0" meta:image-count="0" meta:object-count="0" meta:page-count="6" meta:paragraph-count="98" meta:word-count="1342" meta:character-count="9028" meta:non-whitespace-character-count="7806"/>
  </office:meta>
</office:document-meta>
</file>